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text-align="justify" style:justify-single-word="false"/>
    </style:style>
    <style:style style:name="P3" style:family="paragraph" style:parent-style-name="Standard">
      <style:paragraph-properties fo:text-align="justify" style:justify-single-word="false"/>
      <style:text-properties fo:language="en" fo:country="US" fo:font-weight="normal" style:font-weight-asian="normal" style:font-weight-complex="normal"/>
    </style:style>
    <style:style style:name="P4" style:family="paragraph" style:parent-style-name="Standard">
      <style:text-properties officeooo:paragraph-rsid="001460b6"/>
    </style:style>
    <style:style style:name="P5" style:family="paragraph" style:parent-style-name="Text_20_body">
      <style:paragraph-properties fo:text-align="justify" style:justify-single-word="false"/>
      <style:text-properties fo:language="en" fo:country="US" fo:font-weight="normal" style:font-weight-asian="normal" style:font-weight-complex="normal"/>
    </style:style>
    <style:style style:name="P6" style:family="paragraph" style:parent-style-name="Text_20_body">
      <style:text-properties officeooo:paragraph-rsid="001460b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0b6" style:font-weight-asian="bold" style:font-weight-complex="bold"/>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officeooo:rsid="001460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Welcome greeting</text:span><text:span text:style-name="T5"> </text:span></text:p>
      <text:p text:style-name="P3">Dear student</text:p>
      <text:p text:style-name="Standard"/>
      <text:p text:style-name="P4">Welcome to the online course "<text:bookmark text:name="yui_3_17_2_1_1632240159907_959"/><text:span text:style-name="T1">Electiva (Negociación de Conflictos)</text:span>". I hope you enjoy this course, just as I also enjoy developing it for you. All the written communication in the course by me to you will be in English. However, you can communicate with me in English or Spanish, as you prefer. </text:p>
      <text:p text:style-name="Standard"/>
      <text:p text:style-name="Standard">Please check out all the information about the course in <text:span text:style-name="T1">Primer corte 30% &gt; Learning Resources &gt; Support material &gt; Presentations &gt; 000_syllabus_conflict_neg_2021_2</text:span> </text:p>
      <text:p text:style-name="Standard"/>
      <text:p text:style-name="Standard">Best wishes</text:p>
      <text:p text:style-name="Standard"/>
      <text:p text:style-name="Standard">----</text:p>
      <text:p text:style-name="Standard"/>
      <text:p text:style-name="P1">Student evaluation of professor performance Bloque 1</text:p>
      <text:p text:style-name="Standard"/>
      <text:p text:style-name="Standard">Dear students<text:line-break/><text:line-break/>Remember that between <text:span text:style-name="T2">2021-03-08</text:span> and <text:span text:style-name="T2">2021-03-27</text:span> you, as a student, have the opportunity to evaluate the performance of the professors associated with the subjects that belong to <text:span text:style-name="T2">Bloque </text:span><text:span text:style-name="T3">2</text:span>.<text:line-break/><text:line-break/>As a professor, I invite you to assess the performance of the professors taking into account that this evaluation helps the university to offer you a better educational service.<text:line-break/><text:line-break/>Also, remember that your answers will not be associated with your name when the results are presented to the professors, so feel free to share any concerns and suggestions related to the different courses that you are enrolled in <text:span text:style-name="T2">Bloque </text:span><text:span text:style-name="T3">2</text:span>.<text:line-break/><text:line-break/>Best wishes</text:p>
      <text:p text:style-name="Standard"/>
      <text:p text:style-name="Standard">----</text:p>
      <text:p text:style-name="Standard"/>
      <text:p text:style-name="P1">Grades Questionnaire 1 <text:span text:style-name="T7">20</text:span>%</text:p>
      <text:p text:style-name="P5"/>
      <text:p text:style-name="P5">Dear students</text:p>
      <text:p text:style-name="P6">I socialize to you the grades that correspond to <text:span text:style-name="T2">Questionnaire 1 </text:span><text:span text:style-name="T3">20</text:span><text:span text:style-name="T2">%</text:span>.</text:p>
      <text:p text:style-name="P6">If you have any complaints related to <text:span text:style-name="T2">Questionnaire 1 </text:span><text:span text:style-name="T3">20</text:span><text:span text:style-name="T2">%</text:span>, made them based on the feedbacks taking into account the evaluation parameters.</text:p>
      <text:p text:style-name="Text_20_body"><text:span text:style-name="T4">The deadline to made them is until</text:span> <text:span text:style-name="T2">2021-02-14</text:span> at <text:span text:style-name="T2">18:30</text:span> hours sending an email to<text:span text:style-name="Strong_20_Emphasis"> luis.gomezl@unimilitar.edu.co</text:span> .</text:p>
      <text:p text:style-name="Text_20_body">Best wishes</text:p>
      <text:p text:style-name="P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9-21T11:07:02.985505344</dc:date>
    <meta:editing-duration>PT35M37S</meta:editing-duration>
    <meta:editing-cycles>12</meta:editing-cycles>
    <meta:generator>LibreOffice/6.4.7.2$Linux_X86_64 LibreOffice_project/40$Build-2</meta:generator>
    <meta:document-statistic meta:table-count="0" meta:image-count="0" meta:object-count="0" meta:page-count="1" meta:paragraph-count="16" meta:word-count="253" meta:character-count="1568" meta:non-whitespace-character-count="1324"/>
  </office:meta>
</office:document-meta>
</file>